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89000000873A12662FFC425670.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3" style:family="paragraph" style:parent-style-name="Header">
      <style:paragraph-properties>
        <style:tab-stops>
          <style:tab-stop style:position="9.096cm" style:type="center"/>
          <style:tab-stop style:position="18.357cm" style:type="right"/>
        </style:tab-stops>
      </style:paragraph-properties>
    </style:style>
    <style:style style:name="P4"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5"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6"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7"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3a7b97" officeooo:paragraph-rsid="0096f28e"/>
    </style:style>
    <style:style style:name="P9"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0" style:family="paragraph" style:parent-style-name="Table_20_Contents">
      <style:paragraph-properties fo:margin-left="0cm" fo:margin-right="0cm" fo:text-indent="0cm" style:auto-text-indent="false"/>
    </style:style>
    <style:style style:name="P11" style:family="paragraph" style:parent-style-name="Text_20_body">
      <style:text-properties officeooo:paragraph-rsid="003d6384"/>
    </style:style>
    <style:style style:name="P12" style:family="paragraph" style:parent-style-name="Text_20_body">
      <style:text-properties officeooo:paragraph-rsid="004210e6"/>
    </style:style>
    <style:style style:name="P13" style:family="paragraph" style:parent-style-name="Text_20_body">
      <style:text-properties officeooo:rsid="003d1cc5" officeooo:paragraph-rsid="003d1cc5"/>
    </style:style>
    <style:style style:name="P14" style:family="paragraph" style:parent-style-name="Text_20_body">
      <style:text-properties officeooo:rsid="0086a937" officeooo:paragraph-rsid="0086a937"/>
    </style:style>
    <style:style style:name="P15" style:family="paragraph" style:parent-style-name="Table_20_Contents">
      <style:text-properties officeooo:rsid="003b31db" officeooo:paragraph-rsid="003b31db"/>
    </style:style>
    <style:style style:name="P16" style:family="paragraph" style:parent-style-name="Standard">
      <style:paragraph-properties fo:text-align="center" style:justify-single-word="false"/>
      <style:text-properties fo:font-size="16pt" style:font-size-asian="16pt" style:font-size-complex="16pt"/>
    </style:style>
    <style:style style:name="P17" style:family="paragraph" style:parent-style-name="Table_20_Contents">
      <style:paragraph-properties fo:margin-left="0cm" fo:margin-right="0cm" fo:text-indent="0cm" style:auto-text-indent="false"/>
      <style:text-properties officeooo:rsid="0096f28e" officeooo:paragraph-rsid="0096f28e"/>
    </style:style>
    <style:style style:name="P18" style:family="paragraph" style:parent-style-name="Table_20_Contents">
      <style:text-properties officeooo:rsid="0096f28e" officeooo:paragraph-rsid="0096f28e"/>
    </style:style>
    <style:style style:name="P19" style:family="paragraph" style:parent-style-name="Text_20_body">
      <style:text-properties officeooo:rsid="009f8454" officeooo:paragraph-rsid="009f8454"/>
    </style:style>
    <style:style style:name="P20" style:family="paragraph" style:parent-style-name="Text_20_body">
      <style:text-properties officeooo:rsid="009f8454" officeooo:paragraph-rsid="00a11a4a"/>
    </style:style>
    <style:style style:name="P21" style:family="paragraph" style:parent-style-name="Preformatted_20_Text">
      <style:text-properties officeooo:rsid="00a017fb" officeooo:paragraph-rsid="00a017fb"/>
    </style:style>
    <style:style style:name="P22" style:family="paragraph" style:parent-style-name="Text_20_body">
      <style:text-properties officeooo:rsid="00a017fb" officeooo:paragraph-rsid="00a017fb"/>
    </style:style>
    <style:style style:name="P23" style:family="paragraph" style:parent-style-name="Text_20_body">
      <style:text-properties officeooo:rsid="009f52c1" officeooo:paragraph-rsid="009f52c1"/>
    </style:style>
    <style:style style:name="P24" style:family="paragraph" style:parent-style-name="Text_20_body">
      <style:text-properties officeooo:paragraph-rsid="009f8454"/>
    </style:style>
    <style:style style:name="P25" style:family="paragraph" style:parent-style-name="Preformatted_20_Text">
      <style:text-properties officeooo:rsid="00a11a4a" officeooo:paragraph-rsid="00a11a4a"/>
    </style:style>
    <style:style style:name="P26" style:family="paragraph" style:parent-style-name="Text_20_body">
      <style:text-properties officeooo:rsid="00a11a4a" officeooo:paragraph-rsid="00a11a4a"/>
    </style:style>
    <style:style style:name="P27" style:family="paragraph" style:parent-style-name="Preformatted_20_Text">
      <style:text-properties officeooo:paragraph-rsid="00a11a4a"/>
    </style:style>
    <style:style style:name="P28" style:family="paragraph" style:parent-style-name="Preformatted_20_Text">
      <style:paragraph-properties fo:margin-left="3.81cm" fo:margin-right="0cm" fo:text-indent="0cm" style:auto-text-indent="false"/>
      <style:text-properties officeooo:paragraph-rsid="00a11a4a"/>
    </style:style>
    <style:style style:name="P29" style:family="paragraph" style:parent-style-name="Preformatted_20_Text">
      <style:paragraph-properties fo:margin-left="3.81cm" fo:margin-right="0cm" fo:text-indent="0cm" style:auto-text-indent="false"/>
    </style:style>
    <style:style style:name="P30" style:family="paragraph" style:parent-style-name="Text_20_body">
      <style:text-properties officeooo:rsid="00a1d807" officeooo:paragraph-rsid="00a1d807"/>
    </style:style>
    <style:style style:name="P31" style:family="paragraph" style:parent-style-name="Text_20_body">
      <style:text-properties officeooo:rsid="00a1d807" officeooo:paragraph-rsid="00a53b55"/>
    </style:style>
    <style:style style:name="P32" style:family="paragraph" style:parent-style-name="Contents_20_1">
      <style:paragraph-properties>
        <style:tab-stops>
          <style:tab-stop style:position="18.461cm" style:type="right" style:leader-style="dotted" style:leader-text="."/>
        </style:tab-stops>
      </style:paragraph-properties>
    </style:style>
    <style:style style:name="P33" style:family="paragraph" style:parent-style-name="Contents_20_2">
      <style:paragraph-properties>
        <style:tab-stops>
          <style:tab-stop style:position="18.461cm" style:type="right" style:leader-style="dotted" style:leader-text="."/>
        </style:tab-stops>
      </style:paragraph-properties>
    </style:style>
    <style:style style:name="P34" style:family="paragraph" style:parent-style-name="Text_20_body">
      <style:text-properties fo:font-style="normal" officeooo:rsid="009f8454" officeooo:paragraph-rsid="009f8454" style:font-style-asian="normal" style:font-style-complex="normal"/>
    </style:style>
    <style:style style:name="P35" style:family="paragraph" style:parent-style-name="Text_20_body">
      <style:text-properties fo:font-style="normal" officeooo:rsid="00a1d807" officeooo:paragraph-rsid="00a1d807" style:font-style-asian="normal" style:font-style-complex="normal"/>
    </style:style>
    <style:style style:name="P36" style:family="paragraph" style:parent-style-name="Text_20_body">
      <style:text-properties officeooo:rsid="00a44660" officeooo:paragraph-rsid="00a44660"/>
    </style:style>
    <style:style style:name="P37" style:family="paragraph" style:parent-style-name="Text_20_body">
      <style:text-properties officeooo:rsid="00a77884" officeooo:paragraph-rsid="00a77884"/>
    </style:style>
    <style:style style:name="P38" style:family="paragraph" style:parent-style-name="Standard" style:master-page-name="First_20_Page">
      <style:paragraph-properties style:page-number="auto"/>
    </style:style>
    <style:style style:name="P39" style:family="paragraph" style:parent-style-name="Heading_20_1">
      <style:paragraph-properties fo:break-before="page"/>
    </style:style>
    <style:style style:name="P40" style:family="paragraph" style:parent-style-name="Heading_20_2">
      <style:text-properties fo:language="en" fo:country="US"/>
    </style:style>
    <style:style style:name="P41" style:family="paragraph" style:parent-style-name="Heading_20_2">
      <style:text-properties officeooo:paragraph-rsid="0040414a"/>
    </style:style>
    <style:style style:name="P42" style:family="paragraph" style:parent-style-name="Heading_20_2">
      <style:text-properties officeooo:rsid="009f8454" officeooo:paragraph-rsid="009f8454"/>
    </style:style>
    <style:style style:name="P43" style:family="paragraph" style:parent-style-name="Heading_20_2">
      <style:text-properties officeooo:rsid="00a017fb" officeooo:paragraph-rsid="00a017fb"/>
    </style:style>
    <style:style style:name="P44" style:family="paragraph" style:parent-style-name="Heading_20_2">
      <style:text-properties officeooo:rsid="00a11a4a" officeooo:paragraph-rsid="00a11a4a"/>
    </style:style>
    <style:style style:name="P45" style:family="paragraph" style:parent-style-name="Heading_20_2">
      <loext:graphic-properties draw:fill-gradient-name="gradient" draw:fill-hatch-name="hatch"/>
      <style:paragraph-properties fo:margin-top="0.51cm" fo:margin-bottom="0.101cm" style:contextual-spacing="false">
        <style:tab-stops/>
      </style:paragraph-properties>
    </style:style>
    <style:style style:name="P46" style:family="paragraph" style:parent-style-name="Heading_20_2">
      <loext:graphic-properties draw:fill-gradient-name="gradient" draw:fill-hatch-name="hatch"/>
      <style:paragraph-properties fo:margin-top="0.51cm" fo:margin-bottom="0.101cm" style:contextual-spacing="false"/>
    </style:style>
    <style:style style:name="P47" style:family="paragraph" style:parent-style-name="Preformatted_20_Text">
      <style:text-properties fo:font-style="normal" officeooo:rsid="00a017fb" style:font-style-asian="normal" style:font-style-complex="normal"/>
    </style:style>
    <style:style style:name="P48" style:family="paragraph" style:parent-style-name="Reference">
      <style:text-properties officeooo:paragraph-rsid="003b7a84"/>
    </style:style>
    <style:style style:name="P49" style:family="paragraph" style:parent-style-name="Reference">
      <style:text-properties officeooo:paragraph-rsid="003d1cc5"/>
    </style:style>
    <style:style style:name="P50" style:family="paragraph" style:parent-style-name="Reference">
      <style:text-properties officeooo:paragraph-rsid="009d86b6"/>
    </style:style>
    <style:style style:name="P51" style:family="paragraph" style:parent-style-name="Text_20_body" style:list-style-name="L1">
      <style:text-properties fo:font-style="normal" officeooo:rsid="00a11a4a" officeooo:paragraph-rsid="00a11a4a" style:font-style-asian="normal" style:font-style-complex="normal"/>
    </style:style>
    <style:style style:name="P52" style:family="paragraph" style:parent-style-name="Text_20_body">
      <style:text-properties fo:font-style="normal" officeooo:rsid="00a44660" officeooo:paragraph-rsid="00a44660" style:font-style-asian="normal" style:font-style-complex="normal"/>
    </style:style>
    <style:style style:name="P53" style:family="paragraph" style:parent-style-name="Text_20_body" style:list-style-name="L1">
      <style:text-properties officeooo:rsid="00a11a4a" officeooo:paragraph-rsid="00a11a4a"/>
    </style:style>
    <style:style style:name="P54" style:family="paragraph" style:parent-style-name="Text_20_body" style:list-style-name="L2">
      <style:text-properties officeooo:rsid="00a11a4a" officeooo:paragraph-rsid="00a11a4a"/>
    </style:style>
    <style:style style:name="P55" style:family="paragraph" style:parent-style-name="Text_20_body" style:list-style-name="L3">
      <style:text-properties officeooo:rsid="00a11a4a" officeooo:paragraph-rsid="00a11a4a"/>
    </style:style>
    <style:style style:name="T1" style:family="text">
      <style:text-properties fo:font-size="10pt" officeooo:rsid="003b7a84"/>
    </style:style>
    <style:style style:name="T2" style:family="text">
      <style:text-properties fo:font-size="10pt" officeooo:rsid="003d6384"/>
    </style:style>
    <style:style style:name="T3" style:family="text">
      <style:text-properties fo:font-size="10pt" officeooo:rsid="00400d9e"/>
    </style:style>
    <style:style style:name="T4" style:family="text">
      <style:text-properties fo:font-size="10pt" officeooo:rsid="0040414a"/>
    </style:style>
    <style:style style:name="T5" style:family="text">
      <style:text-properties fo:font-size="10pt" officeooo:rsid="009f52c1"/>
    </style:style>
    <style:style style:name="T6" style:family="text">
      <style:text-properties officeooo:rsid="00331f12"/>
    </style:style>
    <style:style style:name="T7" style:family="text">
      <style:text-properties officeooo:rsid="003b7a84"/>
    </style:style>
    <style:style style:name="T8" style:family="text">
      <style:text-properties officeooo:rsid="003d1cc5"/>
    </style:style>
    <style:style style:name="T9" style:family="text">
      <style:text-properties officeooo:rsid="003d6384"/>
    </style:style>
    <style:style style:name="T10" style:family="text">
      <style:text-properties style:font-name="Arial1" fo:font-size="14pt" fo:font-style="normal" fo:font-weight="bold" officeooo:rsid="003d6384" style:font-name-asian="Andale Sans UI" style:font-size-asian="14pt" style:font-style-asian="italic" style:font-weight-asian="bold" style:font-name-complex="Tahoma1" style:font-size-complex="14pt" style:font-style-complex="italic" style:font-weight-complex="bold"/>
    </style:style>
    <style:style style:name="T11" style:family="text">
      <style:text-properties officeooo:rsid="0040414a"/>
    </style:style>
    <style:style style:name="T12" style:family="text">
      <style:text-properties fo:font-style="italic" style:font-style-asian="italic" style:font-style-complex="italic"/>
    </style:style>
    <style:style style:name="T13" style:family="text">
      <style:text-properties fo:font-style="italic" officeooo:rsid="009d86b6" style:font-style-asian="italic" style:font-style-complex="italic"/>
    </style:style>
    <style:style style:name="T14" style:family="text">
      <style:text-properties fo:font-style="italic" officeooo:rsid="009f8454" style:font-style-asian="italic" style:font-style-complex="italic"/>
    </style:style>
    <style:style style:name="T15" style:family="text">
      <style:text-properties fo:font-style="italic" officeooo:rsid="00a11a4a" style:font-style-asian="italic" style:font-style-complex="italic"/>
    </style:style>
    <style:style style:name="T16" style:family="text">
      <style:text-properties fo:font-style="italic" officeooo:rsid="00a44660" style:font-style-asian="italic" style:font-style-complex="italic"/>
    </style:style>
    <style:style style:name="T17" style:family="text">
      <style:text-properties fo:font-style="italic" officeooo:rsid="00a6b898" style:font-style-asian="italic" style:font-style-complex="italic"/>
    </style:style>
    <style:style style:name="T18" style:family="text">
      <style:text-properties fo:font-style="italic" officeooo:rsid="00a9fdbb"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9d86b6" style:font-style-asian="normal" style:font-style-complex="normal"/>
    </style:style>
    <style:style style:name="T21" style:family="text">
      <style:text-properties fo:font-style="normal" officeooo:rsid="009f8454" style:font-style-asian="normal" style:font-style-complex="normal"/>
    </style:style>
    <style:style style:name="T22" style:family="text">
      <style:text-properties fo:font-style="normal" officeooo:rsid="00a017fb" style:font-style-asian="normal" style:font-style-complex="normal"/>
    </style:style>
    <style:style style:name="T23" style:family="text">
      <style:text-properties fo:font-style="normal" officeooo:rsid="00a11a4a" style:font-style-asian="normal" style:font-style-complex="normal"/>
    </style:style>
    <style:style style:name="T24" style:family="text">
      <style:text-properties fo:font-style="normal" officeooo:rsid="00a11f19" style:font-style-asian="normal" style:font-style-complex="normal"/>
    </style:style>
    <style:style style:name="T25" style:family="text">
      <style:text-properties fo:font-style="normal" officeooo:rsid="00a2b080" style:font-style-asian="normal" style:font-style-complex="normal"/>
    </style:style>
    <style:style style:name="T26" style:family="text">
      <style:text-properties fo:font-style="normal" officeooo:rsid="00a44660" style:font-style-asian="normal" style:font-style-complex="normal"/>
    </style:style>
    <style:style style:name="T27" style:family="text">
      <style:text-properties fo:font-style="normal" officeooo:rsid="00a53b55" style:font-style-asian="normal" style:font-style-complex="normal"/>
    </style:style>
    <style:style style:name="T28" style:family="text">
      <style:text-properties fo:font-style="normal" officeooo:rsid="00a6b898" style:font-style-asian="normal" style:font-style-complex="normal"/>
    </style:style>
    <style:style style:name="T29" style:family="text">
      <style:text-properties officeooo:rsid="0086a937"/>
    </style:style>
    <style:style style:name="T30" style:family="text">
      <style:text-properties officeooo:rsid="009d86b6"/>
    </style:style>
    <style:style style:name="T31" style:family="text">
      <style:text-properties officeooo:rsid="009deed8"/>
    </style:style>
    <style:style style:name="T32" style:family="text">
      <style:text-properties officeooo:rsid="009f52c1"/>
    </style:style>
    <style:style style:name="T33" style:family="text">
      <style:text-properties officeooo:rsid="009f8454"/>
    </style:style>
    <style:style style:name="T34" style:family="text">
      <style:text-properties officeooo:rsid="00a017fb"/>
    </style:style>
    <style:style style:name="T35" style:family="text">
      <style:text-properties officeooo:rsid="00a11a4a"/>
    </style:style>
    <style:style style:name="T36" style:family="text">
      <style:text-properties officeooo:rsid="00a2b080"/>
    </style:style>
    <style:style style:name="T37" style:family="text">
      <style:text-properties officeooo:rsid="00a44660"/>
    </style:style>
    <style:style style:name="T38" style:family="text">
      <style:text-properties officeooo:rsid="00a53b55"/>
    </style:style>
    <style:style style:name="T39" style:family="text">
      <style:text-properties officeooo:rsid="00a6b898"/>
    </style:style>
    <style:style style:name="T40" style:family="text"/>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7.62cm" svg:width="10.753cm" draw:z-index="11">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6"><text:title>Plugin Writer's Guide</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5">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03/10/22</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38"/>
      <text:list xml:id="list1234816135" text:style-name="Outline">
        <text:list-item>
          <text:h text:style-name="P39"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2"><text:s/>0 <text:s text:c="3"/>Document Control<text:tab/>2</text:p>
          <text:p text:style-name="P33"><text:s/>0.1 <text:s text:c="3"/>Table of Contents<text:tab/>2</text:p>
          <text:p text:style-name="P33"><text:s/>0.2 <text:s text:c="3"/>References<text:tab/>2</text:p>
          <text:p text:style-name="P33"><text:s/>0.3 <text:s text:c="3"/>Document History<text:tab/>3</text:p>
          <text:p text:style-name="P33"><text:s/>0.4 <text:s text:c="3"/>Copyright<text:tab/>3</text:p>
          <text:p text:style-name="P32"><text:s/>1 <text:s text:c="3"/>Overview<text:tab/>4</text:p>
          <text:p text:style-name="P33"><text:s/>1.1 <text:s text:c="3"/>VDMJ<text:tab/>4</text:p>
          <text:p text:style-name="P33"><text:s/>1.2 <text:s text:c="3"/>VDMJ Interfaces<text:tab/>4</text:p>
          <text:p text:style-name="P33"><text:s/>1.3 <text:s text:c="3"/>LSP Server Plugin Architecture<text:tab/>4</text:p>
          <text:p text:style-name="P32"><text:s/>2 <text:s text:c="3"/>Analysis Plugin Interfaces<text:tab/>5</text:p>
          <text:p text:style-name="P33"><text:s/>2.1 <text:s text:c="3"/>The Build Environment<text:tab/>5</text:p>
          <text:p text:style-name="P33"><text:s/>2.2 <text:s text:c="3"/>Plugin Configuration<text:tab/>5</text:p>
          <text:p text:style-name="P33"><text:s/>2.3 <text:s text:c="3"/>Plugin Class Construction<text:tab/>5</text:p>
          <text:p text:style-name="P33"><text:s/>2.4 <text:s text:c="3"/>The Plugin Registry<text:tab/>6</text:p>
          <text:p text:style-name="P33"><text:s/>2.5 <text:s text:c="3"/>Event Handling<text:tab/>6</text:p>
          <text:p text:style-name="P33"><text:s/>2.6 <text:s text:c="3"/>Client Capabilities<text:tab/>8</text:p>
          <text:p text:style-name="P33"><text:s/>2.7 <text:s text:c="3"/>Server Startup<text:tab/>8</text:p>
          <text:p text:style-name="P33"><text:s/>2.8 <text:s text:c="3"/>Other Plugin Processing<text:tab/>8</text:p>
          <text:p text:style-name="P32"><text:s/>3 <text:s text:c="3"/>Server/Plugin Interactions<text:tab/>10</text:p>
          <text:p text:style-name="P32"><text:s/>4 <text:s text:c="3"/>Example Plugin Functionality<text:tab/>11</text:p>
          <text:p text:style-name="P32"><text:s/>A. <text:s text:c="2"/>Events<text:tab/>12</text:p>
        </text:index-body>
      </text:table-of-content>
      <text:list xml:id="list154730513628819" text:continue-numbering="true" text:style-name="Outline">
        <text:list-item>
          <text:list>
            <text:list-item>
              <text:h text:style-name="P40" text:outline-level="2"><text:bookmark-start text:name="__RefHeading___Toc5835_348362713"/>References<text:bookmark-end text:name="__RefHeading___Toc5835_348362713"/></text:h>
            </text:list-item>
          </text:list>
        </text:list-item>
      </text:list>
      <text:list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text:bookmark-start text:name="__RefNumPara__3565_494456740"/>Wikipedia entry for Specification Languages, <text:a xlink:type="simple" xlink:href="http://en.wikipedia.org/wiki/Specification_language" text:style-name="Internet_20_link" text:visited-style-name="Visited_20_Internet_20_Link">http://en.wikipedia.org/wiki/Specification_language</text:a><text:bookmark-end text:name="__RefNumPara__3565_494456740"/></text:p>
        </text:list-item>
        <text:list-item>
          <text:p text:style-name="P48"><text:bookmark-start text:name="__RefNumPara__3567_494456740"/><text:span text:style-name="T7">VDMJ, </text:span><text:a xlink:type="simple" xlink:href="https://github.com/nickbattle/vdmj" text:style-name="Internet_20_link" text:visited-style-name="Visited_20_Internet_20_Link"><text:span text:style-name="T7">https://github.com/nickbattle/vdmj</text:span></text:a><text:bookmark-end text:name="__RefNumPara__3567_494456740"/></text:p>
        </text:list-item>
        <text:list-item>
          <text:p text:style-name="Reference"><text:a xlink:type="simple" xlink:href="https://microsoft.github.io/language-server-protocol/overviews/lsp/overview/" text:style-name="Internet_20_link" text:visited-style-name="Visited_20_Internet_20_Link"><text:bookmark-start text:name="__RefNumPara__3569_494456740"/><text:span text:style-name="T6">https://microsoft.github.io/language-server-protocol/overviews/lsp/overview/</text:span></text:a><text:span text:style-name="T6"> and </text:span><text:a xlink:type="simple" xlink:href="https://microsoft.github.io/debug-adapter-protocol/overview" text:style-name="Internet_20_link" text:visited-style-name="Visited_20_Internet_20_Link"><text:span text:style-name="T6">https://microsoft.github.io/debug-adapter-protocol/overview</text:span></text:a><text:bookmark-end text:name="__RefNumPara__3569_494456740"/></text:p>
        </text:list-item>
        <text:list-item>
          <text:p text:style-name="P49"><text:bookmark-start text:name="__RefNumPara__3571_494456740"/><text:span text:style-name="T8">Visual Studio Code, </text:span><text:a xlink:type="simple" xlink:href="https://github.com/microsoft/vscode" text:style-name="Internet_20_link" text:visited-style-name="Visited_20_Internet_20_Link"><text:span text:style-name="T8">https://github.com/microsoft/vscode</text:span></text:a><text:bookmark-end text:name="__RefNumPara__3571_494456740"/></text:p>
        </text:list-item>
        <text:list-item>
          <text:p text:style-name="P50"><text:bookmark-start text:name="__RefNumPara__3573_494456740"/><text:span text:style-name="T30">VDM VSCode extension, </text:span><text:a xlink:type="simple" xlink:href="https://github.com/overturetool/vdm-vscode" text:style-name="Internet_20_link" text:visited-style-name="Visited_20_Internet_20_Link"><text:span text:style-name="T30">https://github.com/overturetool/vdm-vscode</text:span></text:a><text:bookmark-end text:name="__RefNumPara__3573_494456740"/></text:p>
        </text:list-item>
      </text:list>
      <text:list xml:id="list154731544588143" text:continue-list="list154730513628819" text:style-name="Outline">
        <text:list-item>
          <text:list>
            <text:list-item>
              <text:h text:style-name="Heading_20_2" text:outline-level="2"><text:bookmark-start text:name="__RefHeading___Toc5837_348362713"/><text:soft-page-break/>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0">Issue 0.1</text:p>
          </table:table-cell>
          <table:table-cell table:style-name="DocHistory.A1" office:value-type="string">
            <text:p text:style-name="P9"><text:span text:style-name="T30">02</text:span>/<text:span text:style-name="T30">10</text:span>/22</text:p>
          </table:table-cell>
          <table:table-cell table:style-name="DocHistory.A1" office:value-type="string">
            <text:p text:style-name="Table_20_Contents">First <text:span text:style-name="T1">draft</text:span>.</text:p>
          </table:table-cell>
        </table:table-row>
        <table:table-row>
          <table:table-cell table:style-name="DocHistory.A1" office:value-type="string">
            <text:p text:style-name="P17"/>
          </table:table-cell>
          <table:table-cell table:style-name="DocHistory.A1" office:value-type="string">
            <text:p text:style-name="P8"/>
          </table:table-cell>
          <table:table-cell table:style-name="DocHistory.A1" office:value-type="string">
            <text:p text:style-name="P18"/>
          </table:table-cell>
        </table:table-row>
      </table:table>
      <text:list xml:id="list154732077023120"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2</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54730958027878"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3">This <text:span text:style-name="T30">document</text:span> describes <text:span text:style-name="T30">how to write</text:span><text:span text:style-name="T13"> Analysis Plugins</text:span><text:span text:style-name="T20"> for</text:span><text:span text:style-name="T19"> </text:span>the VDMJ <text:span text:style-name="T30">LSP language server</text:span>.</text:p>
      <text:p text:style-name="P14"><text:span text:style-name="T31">Section </text:span><text:bookmark-ref text:reference-format="chapter" text:ref-name="__RefHeading___Toc5841_348362713">1</text:bookmark-ref><text:s/>gives an overview of the architecture into which <text:span text:style-name="T30">plugins fit</text:span>. Section <text:bookmark-ref text:reference-format="chapter" text:ref-name="__RefHeading___Toc3514_494456740">2</text:bookmark-ref><text:s/>gives detailed information about <text:span text:style-name="T33">how </text:span><text:span text:style-name="T30">plugins </text:span><text:span text:style-name="T33">interact with the language server</text:span>. Section <text:bookmark-ref text:reference-format="chapter" text:ref-name="__RefHeading___Toc3516_494456740">3</text:bookmark-ref><text:s/>walks through various common scenarios to describe the interaction of <text:span text:style-name="T30">plugins with the server</text:span>. <text:span text:style-name="T33">Section </text:span><text:span text:style-name="T33"><text:bookmark-ref text:reference-format="chapter" text:ref-name="__RefHeading___Toc3724_494456740">4</text:bookmark-ref></text:span><text:span text:style-name="T33"><text:s/>gives some examples of what would be possible with plugins and how to achieve it.</text:span></text:p>
      <text:list xml:id="list154731477661603"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bookmark-ref text:reference-format="number" text:ref-name="__RefNumPara__5943_700457644">[1]</text:bookmark-ref><text:bookmark-ref text:reference-format="number" text:ref-name="__RefNumPara__3565_494456740">[2]</text:bookmark-ref><text:bookmark-ref text:reference-format="number" text:ref-name="__RefNumPara__3567_494456740">[3]</text:bookmark-ref>. It includes a parser, a type checker, an interpreter a<text:span text:style-name="T37">nd</text:span> debugger with coverage recording, a proof obligation generator, user definable annotations and a combinatorial test generator, as well as <text:span text:style-name="T12">JUnit</text:span> support for automatic testing.</text:p>
      <text:list xml:id="list154731901803742" text:continue-numbering="true" text:style-name="Outline">
        <text:list-item>
          <text:list>
            <text:list-item>
              <text:h text:style-name="Heading_20_2" text:outline-level="2"><text:bookmark-start text:name="__RefHeading___Toc339_1757726760"/>VDMJ <text:span text:style-name="T10">Interfaces</text:span><text:bookmark-end text:name="__RefHeading___Toc339_1757726760"/></text:h>
            </text:list-item>
          </text:list>
        </text:list-item>
      </text:list>
      <text:p text:style-name="P11"><text:span text:style-name="T9">VDMJ offers language services independently of the means used to access those services. That means that VDMJ </text:span><text:span text:style-name="T4">can</text:span><text:span text:style-name="T9"> be used </text:span><text:span text:style-name="T4">from</text:span><text:span text:style-name="T9"> </text:span><text:span text:style-name="T3">several </text:span><text:span text:style-name="T4">different</text:span><text:span text:style-name="T9"> IDE environments.</text:span></text:p>
      <text:p text:style-name="P11"><text:span text:style-name="T2">The </text:span><text:span text:style-name="T4">basic</text:span><text:span text:style-name="T2"> </text:span><text:span text:style-name="T5">user </text:span><text:span text:style-name="T2">interface is built in to VDMJ and offers a </text:span><text:span text:style-name="T3">simple </text:span><text:span text:style-name="T2">command line.</text:span> <text:span text:style-name="T9">B</text:span>ut <text:span text:style-name="T3">VDMJ</text:span> <text:span text:style-name="T4">can</text:span> also <text:span text:style-name="T11">be used </text:span>via the LSP/DAP protocols <text:bookmark-ref text:reference-format="number" text:ref-name="__RefNumPara__3569_494456740">[4]</text:bookmark-ref><text:s/>and <text:span text:style-name="T29">so </text:span>can be used by an IDE like V<text:span text:style-name="T33">isual Studio </text:span>Code <text:bookmark-ref text:reference-format="number" text:ref-name="__RefNumPara__3571_494456740">[5]</text:bookmark-ref><text:bookmark-ref text:reference-format="number" text:ref-name="__RefNumPara__3573_494456740">[6]</text:bookmark-ref>. <text:span text:style-name="T37">To support this, VDMJ includes a “language server” that responds to LSP/DAP connections.</text:span></text:p>
      <text:list xml:id="list154730431610772" text:continue-numbering="true" text:style-name="Outline">
        <text:list-item>
          <text:list>
            <text:list-item>
              <text:h text:style-name="P41" text:outline-level="2"><text:bookmark-start text:name="__RefHeading___Toc5876_700457644"/>LSP Server <text:span text:style-name="T32">Plugin </text:span>Architecture<text:bookmark-end text:name="__RefHeading___Toc5876_700457644"/></text:h>
            </text:list-item>
          </text:list>
        </text:list-item>
      </text:list>
      <text:p text:style-name="P23"><text:span text:style-name="T37">S</text:span>ervices are added to the <text:span text:style-name="T37">language s</text:span>erver via a number of <text:span text:style-name="T12">Analysis Plugins</text:span><text:span text:style-name="T19">, which are responsible for all </text:span><text:span text:style-name="T26">processing</text:span><text:span text:style-name="T19"> that relates to a particular </text:span><text:span text:style-name="T12">analysis</text:span><text:span text:style-name="T19">. An analysis is an independent aspect of the processing of a VDM specification. For example, the fundamental analyses cover parsing, type checking and interpretation. But an analysis could also be a translation from VDM to another language, or a more advanced kind of type checking or testing.</text:span></text:p>
      <text:p text:style-name="P23"><text:span text:style-name="T19">Plugins for the fundamental analyses are built into the </text:span><text:span text:style-name="T26">language s</text:span><text:span text:style-name="T19">erver, but additional plugins can be written </text:span><text:span text:style-name="T21">independently</text:span><text:span text:style-name="T19"> and added to the </text:span><text:span text:style-name="T26">language s</text:span><text:span text:style-name="T19">erver environment easily. This document describes how to write such plugins.</text:span></text:p>
      <text:p text:style-name="P12"/>
      <text:list xml:id="list154730906084560" text:continue-numbering="true" text:style-name="Outline">
        <text:list-item>
          <text:h text:style-name="Heading_20_1" text:outline-level="1"><text:bookmark-start text:name="__RefHeading___Toc3514_494456740"/><text:span text:style-name="T31">Analysis </text:span>Plugin Interfaces<text:bookmark-end text:name="__RefHeading___Toc3514_494456740"/></text:h>
        </text:list-item>
      </text:list>
      <text:p text:style-name="P19">This section describes how to build a new plugin for the VDMJ <text:span text:style-name="T37">l</text:span>anguage <text:span text:style-name="T37">s</text:span>erver. The description is based around an example plugin that is provided with VDMJ.</text:p>
      <text:list xml:id="list154731578021639" text:continue-numbering="true" text:style-name="Outline">
        <text:list-item>
          <text:list>
            <text:list-item>
              <text:h text:style-name="Heading_20_2" text:outline-level="2"><text:bookmark-start text:name="__RefHeading___Toc3830_494456740"/>The Build Environment<text:bookmark-end text:name="__RefHeading___Toc3830_494456740"/></text:h>
            </text:list-item>
          </text:list>
        </text:list-item>
      </text:list>
      <text:p text:style-name="P19">VDMJ is written in Java, so it expects plugins to be written in Java also. You can choose the version of Java that you use, but it must be at least version 8 as the language server itself requires this.</text:p>
      <text:p text:style-name="P19">The example plugin provided with VDMJ is built using Maven, which defines the dependencies required. But you may prefer to write your plugin using a different dependency management system.</text:p>
      <text:p text:style-name="P19">The VDMJ source is available here <text:bookmark-ref text:reference-format="number" text:ref-name="__RefNumPara__3567_494456740">[3]</text:bookmark-ref>. The example plugin is in <text:span text:style-name="T12">examples/lspplugin</text:span>. <text:span text:style-name="T37">The entire suite can be compiled with the Maven command “mvn clean install”.</text:span></text:p>
      <text:list xml:id="list154730918584412" text:continue-numbering="true" text:style-name="Outline">
        <text:list-item>
          <text:list>
            <text:list-item>
              <text:h text:style-name="P42" text:outline-level="2"><text:bookmark-start text:name="__RefHeading___Toc3744_494456740"/>Plugin Configuration<text:bookmark-end text:name="__RefHeading___Toc3744_494456740"/></text:h>
            </text:list-item>
          </text:list>
        </text:list-item>
      </text:list>
      <text:p text:style-name="P24"><text:span text:style-name="T33">All analysis plugins extend the </text:span><text:span text:style-name="T37">abstract </text:span><text:span text:style-name="T33">Java class </text:span><text:span text:style-name="T14">workspace.plugins.AnalysisPlugin</text:span><text:span text:style-name="T33">.</text:span></text:p>
      <text:p text:style-name="P20">To <text:span text:style-name="T35">configure</text:span> the language server <text:span text:style-name="T35">with</text:span> the <text:span text:style-name="T35">user supplied </text:span>plugins to be used, the Java property <text:span text:style-name="T12">lspx.plugins</text:span><text:span text:style-name="T19"> must be set to a comma-separated list of the class names of the plugins. The fundamental plugins are </text:span><text:span text:style-name="T23">configured</text:span><text:span text:style-name="T19"> automatically, and </text:span><text:span text:style-name="T12">ahead </text:span><text:span text:style-name="T19">of all user </text:span><text:span text:style-name="T23">supplied</text:span><text:span text:style-name="T19"> plugins.</text:span></text:p>
      <text:p text:style-name="P20"><text:span text:style-name="T19">The order of plugins, </text:span><text:span text:style-name="T26">which</text:span><text:span text:style-name="T19"> may be significant </text:span><text:span text:style-name="T22">(see below)</text:span><text:span text:style-name="T23">, is as follows:</text:span></text:p>
      <text:list text:style-name="L1">
        <text:list-item>
          <text:p text:style-name="P51">AST plugin (parser)</text:p>
        </text:list-item>
        <text:list-item>
          <text:p text:style-name="P51">TC plugin (type checker)</text:p>
        </text:list-item>
        <text:list-item>
          <text:p text:style-name="P51">IN plugin (interpreter)</text:p>
        </text:list-item>
        <text:list-item>
          <text:p text:style-name="P51">PO plugin (proof obligations)</text:p>
        </text:list-item>
        <text:list-item>
          <text:p text:style-name="P51">CT plugin (combinatorial testing)</text:p>
        </text:list-item>
        <text:list-item>
          <text:p text:style-name="P53"><text:span text:style-name="T19">User supplied plugins in order of the </text:span><text:span text:style-name="T12">lspx.plugins </text:span><text:span text:style-name="T19">property.</text:span></text:p>
        </text:list-item>
      </text:list>
      <text:p text:style-name="P34"/>
      <text:p text:style-name="P52">To include just the example plugin, the property would be set as follows (using -D for the java command line):</text:p>
      <text:p text:style-name="Preformatted_20_Text">-Dlspx.plugins=examples.ExamplePlugin</text:p>
      <text:p text:style-name="Preformatted_20_Text"/>
      <text:p text:style-name="P19"><text:span text:style-name="T19">Naturally, as well as being listed in </text:span><text:span text:style-name="T15">lspx.plugins</text:span><text:span text:style-name="T19">, the classes must also be available on the classpath. </text:span><text:span text:style-name="T22">Typically, plugins are compiled into </text:span><text:span text:style-name="T23">separate </text:span><text:span text:style-name="T22">jars which are added </text:span><text:span text:style-name="T23">to the classpath, </text:span><text:span text:style-name="T26">for example (again, using the java command line)</text:span><text:span text:style-name="T22">.</text:span></text:p>
      <text:p text:style-name="Preformatted_20_Text"><text:span text:style-name="T22">-</text:span><text:span text:style-name="T26">cp &lt;etc&gt;:</text:span><text:span text:style-name="T22">examples/lspplugin/target/lspplugin-4.5.0-SNAPSHOT-221001.jar</text:span></text:p>
      <text:p text:style-name="P47"/>
      <text:p text:style-name="P19"><text:span text:style-name="T19">The way of setting </text:span><text:span text:style-name="T12">lspx.plugins </text:span><text:span text:style-name="T19">and the classpath differs between IDEs. In VDM VSCode, they </text:span><text:span text:style-name="T23">are</text:span><text:span text:style-name="T19"> set via the “</text:span><text:span text:style-name="T26">S</text:span><text:span text:style-name="T19">ettings” </text:span><text:span text:style-name="T26">page</text:span><text:span text:style-name="T19"> for the extension </text:span><text:span text:style-name="T26">(which edits the .vscode/settings.json file)</text:span><text:span text:style-name="T19">.</text:span></text:p>
      <text:list xml:id="list154731945391895" text:continue-list="list154730918584412" text:style-name="Outline">
        <text:list-item>
          <text:list>
            <text:list-item>
              <text:h text:style-name="P42" text:outline-level="2"><text:bookmark-start text:name="__RefHeading___Toc3832_494456740"/>Plugin <text:span text:style-name="T37">Class </text:span>Construction<text:bookmark-end text:name="__RefHeading___Toc3832_494456740"/></text:h>
            </text:list-item>
          </text:list>
        </text:list-item>
      </text:list>
      <text:p text:style-name="P24"><text:span text:style-name="T33">When the language server starts, a single instance of </text:span><text:span text:style-name="T34">each</text:span><text:span text:style-name="T33"> plugin </text:span><text:span text:style-name="T35">is</text:span><text:span text:style-name="T33"> constructed</text:span><text:span text:style-name="T21">. The construction of plugins looks for a method in </text:span><text:span text:style-name="T23">each</text:span><text:span text:style-name="T21"> </text:span><text:span text:style-name="T23">plugin </text:span><text:span text:style-name="T21">class with this signature:</text:span></text:p>
      <text:p text:style-name="Preformatted_20_Text">public static &lt;<text:span text:style-name="T37">plugin class&gt;</text:span> factory(Dialect dialect)</text:p>
      <text:p text:style-name="Preformatted_20_Text"/>
      <text:p text:style-name="P24"><text:span text:style-name="T33">If that method exists, it is passed the </text:span><text:span text:style-name="T14">dialect </text:span><text:span text:style-name="T21">of the language server, which allows the plugin to create a different variant for each </text:span><text:span text:style-name="T23">dialect – </text:span><text:span text:style-name="T26">remember VDM-SL specifications include modules, and other </text:span><text:soft-page-break/><text:span text:style-name="T26">dialects include classes, so there are important differences</text:span><text:span text:style-name="T21">. </text:span><text:span text:style-name="T26">Dialect subclasses</text:span><text:span text:style-name="T21"> be more efficient than testing the server dialect repeatedly. If this factory method does not exist, the default class constructor is used.</text:span></text:p>
      <text:p text:style-name="P36"><text:span text:style-name="T21">T</text:span><text:span text:style-name="T19">he example plugin implements the factory method, returning one of two subclasses:</text:span></text:p>
      <text:p text:style-name="Preformatted_20_Text">public static ExamplePlugin factory(Dialect dialect)</text:p>
      <text:p text:style-name="Preformatted_20_Text">{</text:p>
      <text:p text:style-name="Preformatted_20_Text"><text:tab/>switch (dialect)</text:p>
      <text:p text:style-name="Preformatted_20_Text"><text:tab/>{</text:p>
      <text:p text:style-name="Preformatted_20_Text"><text:tab/><text:tab/>case VDM_SL:</text:p>
      <text:p text:style-name="Preformatted_20_Text"><text:tab/><text:tab/><text:tab/>return new ExamplePluginSL();</text:p>
      <text:p text:style-name="Preformatted_20_Text"><text:tab/><text:tab/><text:tab/></text:p>
      <text:p text:style-name="Preformatted_20_Text"><text:tab/><text:tab/>case VDM_PP:</text:p>
      <text:p text:style-name="Preformatted_20_Text"><text:tab/><text:tab/>case VDM_RT:</text:p>
      <text:p text:style-name="Preformatted_20_Text"><text:tab/><text:tab/><text:tab/>return new ExamplePluginPR();</text:p>
      <text:p text:style-name="Preformatted_20_Text"><text:tab/><text:tab/><text:tab/></text:p>
      <text:p text:style-name="Preformatted_20_Text"><text:tab/><text:tab/>default:</text:p>
      <text:p text:style-name="Preformatted_20_Text"><text:tab/><text:tab/><text:tab/>Diag.error("<text:span text:style-name="T39">Unsupported</text:span> dialect " + dialect);</text:p>
      <text:p text:style-name="Preformatted_20_Text"><text:tab/><text:tab/><text:tab/>throw new <text:span text:style-name="T39">IllegalArgument</text:span>Exception(...);</text:p>
      <text:p text:style-name="Preformatted_20_Text"><text:tab/>}</text:p>
      <text:p text:style-name="Preformatted_20_Text">}</text:p>
      <text:p text:style-name="Preformatted_20_Text"/>
      <text:list xml:id="list154731330630654" text:continue-numbering="true" text:style-name="Outline">
        <text:list-item>
          <text:list>
            <text:list-item>
              <text:h text:style-name="Heading_20_2" text:outline-level="2"><text:bookmark-start text:name="__RefHeading___Toc1497_257373445"/>The Plugin Registry<text:bookmark-end text:name="__RefHeading___Toc1497_257373445"/></text:h>
            </text:list-item>
          </text:list>
        </text:list-item>
      </text:list>
      <text:p text:style-name="P19"><text:span text:style-name="T28">Having constructed a plugin, t</text:span><text:span text:style-name="T19">he</text:span><text:span text:style-name="T12"> </text:span><text:span text:style-name="T17">register</text:span><text:span text:style-name="T18">Plugin</text:span><text:span text:style-name="T28"> method of the</text:span><text:span text:style-name="T19"> </text:span><text:span text:style-name="T12">PluginRegistry</text:span><text:span text:style-name="T19"> </text:span><text:span text:style-name="T28">is called to register the plugin. It </text:span><text:span text:style-name="T19">does the following:</text:span></text:p>
      <text:p text:style-name="Preformatted_20_Text"/>
      <text:p text:style-name="Preformatted_20_Text">public void registerPlugin(AnalysisPlugin plugin)</text:p>
      <text:p text:style-name="Preformatted_20_Text">{</text:p>
      <text:p text:style-name="Preformatted_20_Text"><text:tab/>plugins.put(plugin.getName(), plugin);</text:p>
      <text:p text:style-name="Preformatted_20_Text"><text:tab/>plugin.init();</text:p>
      <text:p text:style-name="Preformatted_20_Text"><text:tab/>Diag.config("Registered analysis plugin: %s", plugin.getName());</text:p>
      <text:p text:style-name="Preformatted_20_Text">}</text:p>
      <text:p text:style-name="Preformatted_20_Text"/>
      <text:p text:style-name="P20">Note that this requires two methods to be implemented: <text:span text:style-name="T12">getName</text:span><text:span text:style-name="T19"> and </text:span><text:span text:style-name="T12">init</text:span><text:span text:style-name="T19">.</text:span></text:p>
      <text:p text:style-name="P20"><text:span text:style-name="T19">The </text:span><text:span text:style-name="T16">String</text:span><text:span text:style-name="T26"> </text:span><text:span text:style-name="T19">name of your plugin can be used by other plugins to obtain services and data that you may provide. By convention, it is a short string that is also reflected in the class names of the plugin, but this is not a requirement. For example, the name of the parser plugin is “AST”, the type checker plugin is “TC” </text:span><text:span text:style-name="T26">and the interpreter is “IN”</text:span><text:span text:style-name="T19">. </text:span><text:span text:style-name="T23">Plugin names must be unique </text:span><text:span text:style-name="T26">in a running server, though note that a user plugin could replace a built-in plugin with the same name</text:span><text:span text:style-name="T23">.</text:span></text:p>
      <text:p text:style-name="P19"><text:span text:style-name="T19">The </text:span><text:span text:style-name="T12">init </text:span><text:span text:style-name="T19">method, as the name suggests, should initialize your plugin. Typically, this will involve registering for various </text:span><text:span text:style-name="T12">events </text:span><text:span text:style-name="T19">with the </text:span><text:span text:style-name="T12">EventHub </text:span><text:span text:style-name="T23">(s</text:span><text:span text:style-name="T19">ee </text:span><text:span text:style-name="T19"><text:bookmark-ref text:reference-format="chapter" text:ref-name="__RefHeading___Toc3834_494456740">2.5</text:bookmark-ref></text:span><text:span text:style-name="T23">)</text:span><text:span text:style-name="T12"> </text:span><text:span text:style-name="T23">and setting local fields</text:span><text:span text:style-name="T19">.</text:span></text:p>
      <text:p text:style-name="P19"><text:span text:style-name="T19">After registration, your initialized plugin will be invoked when various things happen in the language server, either by events </text:span><text:span text:style-name="T23">that it registered to receive,</text:span><text:span text:style-name="T19"> or </text:span><text:span text:style-name="T26">by </text:span><text:span text:style-name="T19">methods being called as discussed below.</text:span></text:p>
      <text:p text:style-name="P37"><text:span text:style-name="T19">Plugin instances can subsequently be found by calling the </text:span><text:span text:style-name="T12">getPlugin </text:span><text:span text:style-name="T19">method of the registry.</text:span></text:p>
      <text:list xml:id="list154731300379482" text:continue-numbering="true" text:style-name="Outline">
        <text:list-item>
          <text:list>
            <text:list-item>
              <text:h text:style-name="P43" text:outline-level="2"><text:bookmark-start text:name="__RefHeading___Toc3834_494456740"/>Event Handling<text:bookmark-end text:name="__RefHeading___Toc3834_494456740"/></text:h>
            </text:list-item>
          </text:list>
        </text:list-item>
      </text:list>
      <text:p text:style-name="P36">One way for the language server to communicate with plugins is via <text:span text:style-name="T12">Events</text:span><text:span text:style-name="T19">. These are published by the language server when various protocol events occur; plugins subscribe to particular events of interest. An </text:span><text:span text:style-name="T12">EventHub </text:span><text:span text:style-name="T19">manages the plugin subscriptions and distributes </text:span><text:span text:style-name="T12">Events</text:span><text:span text:style-name="T19">.</text:span></text:p>
      <text:p text:style-name="P22"><text:span text:style-name="T35">If they register to receive events</text:span><text:span text:style-name="T23">, p</text:span><text:span text:style-name="T19">lugins</text:span> <text:span text:style-name="T35">must</text:span> implement <text:span text:style-name="T35">the </text:span><text:span text:style-name="T15">EventListener </text:span><text:span text:style-name="T23">interface. This defines two overloaded </text:span>method<text:span text:style-name="T35">s</text:span> called <text:span text:style-name="T12">handleEvent</text:span><text:span text:style-name="T19">, which </text:span><text:span text:style-name="T23">are</text:span><text:span text:style-name="T19"> passed either an </text:span><text:span text:style-name="T12">LSPEvent </text:span><text:span text:style-name="T19">or a </text:span><text:span text:style-name="T12">DAPEvent</text:span><text:span text:style-name="T19">. Events indicate that something has happened in the language server </text:span><text:span text:style-name="T23">and carry information about that event.</text:span></text:p>
      <text:p text:style-name="P22"><text:soft-page-break/><text:span text:style-name="T19">For example, the </text:span><text:span text:style-name="T12">ASTPlugin </text:span><text:span text:style-name="T19">does the following in its </text:span><text:span text:style-name="T12">init </text:span><text:span text:style-name="T19">method:</text:span></text:p>
      <text:p text:style-name="P27">public abstract class ASTPlugin</text:p>
      <text:p text:style-name="P27"><text:tab/>extends AnalysisPlugin implements EventListener</text:p>
      <text:p text:style-name="P27">{</text:p>
      <text:p text:style-name="P28">@Override</text:p>
      <text:p text:style-name="P29">public void init()</text:p>
      <text:p text:style-name="P29">{</text:p>
      <text:p text:style-name="P29"><text:tab/>eventhub.register(InitializedEvent.class, this);</text:p>
      <text:p text:style-name="P29"><text:tab/>eventhub.register(ChangeFileEvent.class, this);</text:p>
      <text:p text:style-name="P29"><text:tab/>eventhub.register(CheckPrepareEvent.class, this);</text:p>
      <text:p text:style-name="P29"><text:tab/>eventhub.register(CheckSyntaxEvent.class, this);</text:p>
      <text:p text:style-name="P29"><text:tab/>this.dirty = false;</text:p>
      <text:p text:style-name="P29">}</text:p>
      <text:p text:style-name="Preformatted_20_Text"/>
      <text:p text:style-name="P22">The <text:span text:style-name="T12">eventhub </text:span><text:span text:style-name="T23">field</text:span><text:span text:style-name="T19"> is available to all plugins and is the same as </text:span><text:span text:style-name="T12">EventHub.getInstance()</text:span><text:span text:style-name="T19">. The register method is passed an </text:span><text:span text:style-name="T12">Event</text:span><text:span text:style-name="T19"> </text:span><text:span text:style-name="T26">sub</text:span><text:span text:style-name="T19">class </text:span><text:span text:style-name="T23">to subscribe to</text:span><text:span text:style-name="T19">, and an </text:span><text:span text:style-name="T12">EventListener </text:span><text:span text:style-name="T23">to handle th</text:span><text:span text:style-name="T26">ose</text:span><text:span text:style-name="T23"> events. </text:span><text:span text:style-name="T26">The simplest design is for</text:span><text:span text:style-name="T19"> the </text:span><text:span text:style-name="T12">EventListener </text:span><text:span text:style-name="T26">to be implemented by the plugin itself, but you can use a separate listener if you wish. The listener interface defines two </text:span><text:span text:style-name="T16">handleEvent </text:span><text:span text:style-name="T26">methods.</text:span></text:p>
      <text:p text:style-name="P22"><text:span text:style-name="T19">Having registered for an </text:span><text:span text:style-name="T12">Event</text:span><text:span text:style-name="T19">, the </text:span><text:span text:style-name="T26">appropriate</text:span><text:span text:style-name="T19"> </text:span><text:span text:style-name="T12">handleEvent </text:span><text:span text:style-name="T19">method is called whenever the event occurs. So for example, </text:span><text:span text:style-name="T12">ASTPlugin </text:span><text:span text:style-name="T19">has:</text:span></text:p>
      <text:p text:style-name="Preformatted_20_Text"/>
      <text:p text:style-name="Preformatted_20_Text">@Override</text:p>
      <text:p text:style-name="Preformatted_20_Text">public RPCMessageList handleEvent(LSPEvent event) throws Exception</text:p>
      <text:p text:style-name="Preformatted_20_Text">{</text:p>
      <text:p text:style-name="Preformatted_20_Text"><text:tab/>if (event instanceof InitializedEvent)</text:p>
      <text:p text:style-name="Preformatted_20_Text"><text:tab/>{</text:p>
      <text:p text:style-name="Preformatted_20_Text"><text:tab/><text:tab/>return lspDynamicRegistrations();</text:p>
      <text:p text:style-name="Preformatted_20_Text"><text:tab/>}</text:p>
      <text:p text:style-name="Preformatted_20_Text"><text:tab/>else if (event instanceof ChangeFileEvent)</text:p>
      <text:p text:style-name="Preformatted_20_Text"><text:tab/>{</text:p>
      <text:p text:style-name="Preformatted_20_Text"><text:tab/><text:tab/>return didChange((ChangeFileEvent) event);</text:p>
      <text:p text:style-name="Preformatted_20_Text"><text:tab/>}</text:p>
      <text:p text:style-name="Preformatted_20_Text"><text:tab/>else ...</text:p>
      <text:p text:style-name="P21">}</text:p>
      <text:p text:style-name="Text_20_body"/>
      <text:p text:style-name="P22">Notice that <text:span text:style-name="T12">handleEvent </text:span><text:span text:style-name="T19">returns an </text:span><text:span text:style-name="T12">RPCMessageList</text:span><text:span text:style-name="T19">, which is a list of </text:span><text:span text:style-name="T12">JSONObjects </text:span><text:span text:style-name="T19">that represent the response to the Client, if any </text:span><text:span text:style-name="T26">(you can return null)</text:span><text:span text:style-name="T19">. The responses from every plugin that is registered for an </text:span><text:span text:style-name="T12">Event </text:span><text:span text:style-name="T19">are collected and sent back to the Client, along with any standard responses from the language server itself.</text:span></text:p>
      <text:p text:style-name="P36"><text:span text:style-name="T19">The </text:span><text:span text:style-name="T12">EventHub </text:span><text:span text:style-name="T19">calls each of the registered plugins, in the order of their registration, on the same thread – the main LSP or DAP listening thread. This means that if it takes a long time to process an event, you will be holding up the rest of the language server. In that case, you should consider using a background thread to perform the work. The language server includes a </text:span><text:span text:style-name="T12">CancellableThread </text:span><text:span text:style-name="T19">class that may help, but that is beyond the scope of this document.</text:span></text:p>
      <text:p text:style-name="P22"><text:span text:style-name="T19">In the example above, the </text:span><text:span text:style-name="T12">InitializedEvent </text:span><text:span text:style-name="T19">is sent when the language server is exchanging initialize messages with the Client. By handling this event, the </text:span><text:span text:style-name="T12">ASTPlugin </text:span><text:span text:style-name="T19">can add some dynamic registrations for services that it requires but which cannot be set via the standard initialize response.</text:span></text:p>
      <text:p text:style-name="P36"><text:span text:style-name="T19">The example plugin registers itself </text:span><text:span text:style-name="T27">to receive</text:span><text:span text:style-name="T19"> every possible event type, and prints out the name of the event when it </text:span><text:span text:style-name="T27">handles</text:span><text:span text:style-name="T19"> one:</text:span></text:p>
      <text:p text:style-name="Preformatted_20_Text">@Override</text:p>
      <text:p text:style-name="Preformatted_20_Text">public RPCMessageList handleEvent(LSPEvent event) throws Exception</text:p>
      <text:p text:style-name="Preformatted_20_Text">{</text:p>
      <text:p text:style-name="Preformatted_20_Text"><text:tab/>System.out.println("ExamplePluginSL got " + event);</text:p>
      <text:p text:style-name="Preformatted_20_Text"><text:tab/>return null;</text:p>
      <text:p text:style-name="Preformatted_20_Text">}</text:p>
      <text:p text:style-name="Preformatted_20_Text"/>
      <text:p text:style-name="P22"><text:span text:style-name="T19">A full list of Event </text:span><text:span text:style-name="T23">type</text:span><text:span text:style-name="T19">s and when they are raised is given in Appendix </text:span><text:span text:style-name="T19"><text:bookmark-ref text:reference-format="chapter" text:ref-name="__RefHeading___Toc3838_494456740">A</text:bookmark-ref></text:span><text:span text:style-name="T19">.</text:span></text:p>
      <text:list xml:id="list154731395483606" text:continue-numbering="true" text:style-name="Outline">
        <text:list-item>
          <text:list>
            <text:list-item>
              <text:h text:style-name="P44" text:outline-level="2"><text:bookmark-start text:name="__RefHeading___Toc1030_257373445"/><text:soft-page-break/>Client Capabilities<text:bookmark-end text:name="__RefHeading___Toc1030_257373445"/></text:h>
            </text:list-item>
          </text:list>
        </text:list-item>
      </text:list>
      <text:p text:style-name="P26">The IDE Client send its LSP capabilities to the language server as part of the “initialize” request. These are cached in the server and can be accessed from plugins via the <text:span text:style-name="T12">LSPWorkspaceManager</text:span><text:span text:style-name="T19">:</text:span></text:p>
      <text:p text:style-name="Preformatted_20_Text">LSPWorkspaceManager manager = LSPWorkspaceManager.getInstance();</text:p>
      <text:p text:style-name="Preformatted_20_Text"/>
      <text:p text:style-name="P26">There are two methods on the manager to look at Client capabilities:</text:p>
      <text:list text:style-name="L2">
        <text:list-item>
          <text:p text:style-name="P54"><text:span text:style-name="T12">boolean hasClientCapability(String dotName)</text:span>. This method takes a dot-format capability name (like “textDocument.synchronization.dynamicRegistration”) and returns a boolean, which is true if the capability exists and is “true”, else false.</text:p>
        </text:list-item>
        <text:list-item>
          <text:p text:style-name="P54"><text:span text:style-name="T12">&lt;T&gt; T getClientCapability(String dotName)</text:span>. This method takes a dot-format capability name and returns the <text:span text:style-name="T38">actual </text:span>value of that capability, or null if it does not exist.</text:p>
        </text:list-item>
      </text:list>
      <text:list xml:id="list154732013100291" text:continue-list="list154731395483606" text:style-name="Outline">
        <text:list-item>
          <text:list>
            <text:list-item>
              <text:h text:style-name="P45" text:outline-level="2"><text:bookmark-start text:name="__RefHeading___Toc3836_494456740"/>Server Startup<text:bookmark-end text:name="__RefHeading___Toc3836_494456740"/></text:h>
              <text:list>
                <text:list-item>
                  <text:h text:style-name="Heading_20_3" text:outline-level="3">Setting Server Capabilities</text:h>
                </text:list-item>
              </text:list>
            </text:list-item>
          </text:list>
        </text:list-item>
      </text:list>
      <text:p text:style-name="P19">When the <text:span text:style-name="T38">language</text:span> server starts, it has various LSP protocol exchanges with the Client (the IDE). These inform the server of the Client’s capabilities and allow the server to inform the Client of its <text:span text:style-name="T38">own</text:span> capabilities.</text:p>
      <text:p text:style-name="P19">Plugins may want to extend the capabilities of the <text:span text:style-name="T38">language </text:span>server, so they need to be able to contribute to this exchange. To enable this, plugins can implement the following method:</text:p>
      <text:p text:style-name="Preformatted_20_Text"/>
      <text:p text:style-name="P25">@Override</text:p>
      <text:p text:style-name="Preformatted_20_Text">public void setServerCapabilities(JSONObject capabilities)</text:p>
      <text:p text:style-name="Preformatted_20_Text"/>
      <text:p text:style-name="P19">The <text:span text:style-name="T12">JSONObject</text:span> passed is the server capabilities response that has been built so far. You will see that it includes capabilities supported by the fundamental plugins, as well as any plugins that are earlier than you in the plugin configuration (see <text:bookmark-ref text:reference-format="chapter" text:ref-name="__RefHeading___Toc3744_494456740">2.2</text:bookmark-ref>). <text:span text:style-name="T35">This object can be amended by the plugin to set capabilities that it provides itself.</text:span></text:p>
      <text:list xml:id="list154731349918694" text:continue-numbering="true" text:style-name="Outline">
        <text:list-item>
          <text:list>
            <text:list-item>
              <text:list>
                <text:list-item>
                  <text:h text:style-name="Heading_20_3" text:outline-level="3">Initialization Events</text:h>
                </text:list-item>
              </text:list>
            </text:list-item>
          </text:list>
        </text:list-item>
      </text:list>
      <text:p text:style-name="P26">Two events are sent during startup:</text:p>
      <text:list text:style-name="L3">
        <text:list-item>
          <text:p text:style-name="P55">InitializeEvent. This occurs when the server has received the “initialize” LSP request. All plugins have been initialized, and the Client capabilities are available for query. All of the files in the project will have been discovered and cached – including the reading of external file formats. The responses to the event are sent to the Client along with (and after) the “initialize” response.</text:p>
        </text:list-item>
        <text:list-item>
          <text:p text:style-name="P55">InitializedEvent. This occurs when the server has received the “initialized” LSP request. The loaded files will have been type checked and any errors or warning notifications will be ready to send to the Client. Any responses to the event are sent along with (and after) any type checking errors.</text:p>
        </text:list-item>
      </text:list>
      <text:list xml:id="list154732503036827" text:continue-list="list154731349918694" text:style-name="Outline">
        <text:list-item>
          <text:list>
            <text:list-item>
              <text:h text:style-name="P46" text:outline-level="2"><text:bookmark-start text:name="__RefHeading___Toc1217_257373445"/>Other Plugin Processing<text:bookmark-end text:name="__RefHeading___Toc1217_257373445"/></text:h>
              <text:list>
                <text:list-item>
                  <text:h text:style-name="Heading_20_3" text:outline-level="3">Code Lenses</text:h>
                </text:list-item>
              </text:list>
            </text:list-item>
          </text:list>
        </text:list-item>
      </text:list>
      <text:p text:style-name="P26">When a file is opened in the IDE, it is possible that the file includes <text:span text:style-name="T12">code lenses</text:span><text:span text:style-name="T19">, which are annotations that appear in the Editor as clickable items to perform useful code related activities. Code lenses can be provided by plugins, and when the IDE opens a file, the following method is called on </text:span><text:soft-page-break/><text:span text:style-name="T19">all plugins (the abstract version in </text:span><text:span text:style-name="T12">AnalysisPlugin </text:span><text:span text:style-name="T19">does nothing):</text:span></text:p>
      <text:p text:style-name="Preformatted_20_Text">public JSONArray getCodeLenses(File file)</text:p>
      <text:p text:style-name="Preformatted_20_Text"/>
      <text:p text:style-name="P26">The <text:span text:style-name="T12">JSONArray </text:span><text:span text:style-name="T19">returned contains any code lens</text:span><text:span text:style-name="T24">es</text:span><text:span text:style-name="T19"> that the plugin wishes to create for the file name passed. The</text:span><text:span text:style-name="T12"> CodeLens</text:span><text:span text:style-name="T19"> class contains useful methods for helping to create these.</text:span></text:p>
      <text:p text:style-name="P26"><text:span text:style-name="T19">For example, </text:span><text:span text:style-name="T12">ASTPlugin </text:span><text:span text:style-name="T19">and </text:span><text:span text:style-name="T12">TCPlugin </text:span><text:span text:style-name="T19">implement this method and return lenses that offer the “Launch | Debug” lenses that appear </text:span><text:span text:style-name="T24">above</text:span><text:span text:style-name="T19"> executable functions or operations. The </text:span><text:span text:style-name="T12">ExamplePlugin </text:span><text:span text:style-name="T19">implements this method and adds a “Config” lens for explicit function definitions only. If you click the Config lens, VSCode will open the </text:span><text:span text:style-name="T12">launch.json </text:span><text:span text:style-name="T19">file in an editor window.</text:span></text:p>
      <text:p text:style-name="P26"><text:span text:style-name="T19">Note that the command sent back to the Client with a lens is IDE specific, so lenses would normally test the Client type, with a test like </text:span><text:span text:style-name="T12">isClientType("vscode")</text:span><text:span text:style-name="T19">, before returning a lens.</text:span></text:p>
      <text:list xml:id="list154730714531394" text:continue-numbering="true" text:style-name="Outline">
        <text:list-item>
          <text:list>
            <text:list-item>
              <text:list>
                <text:list-item>
                  <text:h text:style-name="Heading_20_3" text:outline-level="3">Plugin Commands</text:h>
                </text:list-item>
              </text:list>
            </text:list-item>
          </text:list>
        </text:list-item>
      </text:list>
      <text:p text:style-name="P35">Plugins can also contribute commands that can be used in the “Debug Console” window (in VSCode) when an executable session is open. To do this, plugins implement this method:</text:p>
      <text:p text:style-name="Preformatted_20_Text">public Command getCommand(String line)</text:p>
      <text:p text:style-name="Preformatted_20_Text"/>
      <text:p text:style-name="P31">Th<text:span text:style-name="T38">is</text:span> is called whenever the user types a line in the console. It is responsible for parsing the line and, <text:span text:style-name="T36">if recognised,</text:span> returning a <text:span text:style-name="T12">Command </text:span><text:span text:style-name="T19">subclass that implements the command via its </text:span><text:span text:style-name="T12">run </text:span><text:span text:style-name="T19">method. If the line is not recognised by the plugin, a null </text:span><text:span text:style-name="T27">should be</text:span><text:span text:style-name="T19"> returned. If the line is recognised, but malformed, a Java </text:span><text:span text:style-name="T12">IllegalArgumentException </text:span><text:span text:style-name="T19">can be thrown, or an </text:span><text:span text:style-name="T12">ErrorCommand </text:span><text:span text:style-name="T19">object </text:span><text:span text:style-name="T27">can be </text:span><text:span text:style-name="T19">returned.</text:span></text:p>
      <text:p text:style-name="P31"><text:span text:style-name="T19">If multiple plugins recognise the same line, the last (in order, see </text:span><text:span text:style-name="T19"><text:bookmark-ref text:reference-format="chapter" text:ref-name="__RefHeading___Toc3744_494456740">2.2</text:bookmark-ref></text:span><text:span text:style-name="T19">) is used. </text:span><text:span text:style-name="T27">Note that this means a user plugin can replace a standard command from one of the earlier built-in plugins.</text:span></text:p>
      <text:p text:style-name="P30"><text:span text:style-name="T19">If plugins contribute commands, they should also implement </text:span><text:span text:style-name="T12">getCommandHelp</text:span><text:span text:style-name="T19">, which returns a </text:span><text:span text:style-name="T12">HelpList</text:span><text:span text:style-name="T19">, which is a </text:span><text:span text:style-name="T12">List </text:span><text:span text:style-name="T19">of Strings. The first word on each help line should match the command name that it describes – e.g. "print &lt;exp&gt; - evaluate an expression". </text:span><text:span text:style-name="T25">These are displayed when the user </text:span><text:span text:style-name="T27">enters the</text:span><text:span text:style-name="T25"> “help” command.</text:span></text:p>
      <text:list xml:id="list154730423914315" text:continue-numbering="true" text:style-name="Outline">
        <text:list-item>
          <text:h text:style-name="Heading_20_1" text:outline-level="1"><text:bookmark-start text:name="__RefHeading___Toc3516_494456740"/>Server/Plugin Interactions<text:bookmark-end text:name="__RefHeading___Toc3516_494456740"/></text:h>
        </text:list-item>
      </text:list>
      <text:p text:style-name="P26">This section shows the sequence of manager/plugin interactions for a number of common scenarios, in the hope that this will clarify how plugins provide their services.</text:p>
      <text:list xml:id="list154730708008460" text:continue-numbering="true" text:style-name="Outline">
        <text:list-item>
          <text:h text:style-name="Heading_20_1" text:outline-level="1"><text:bookmark-start text:name="__RefHeading___Toc3724_494456740"/>Example Plugin <text:span text:style-name="T38">Functionality</text:span><text:bookmark-end text:name="__RefHeading___Toc3724_494456740"/></text:h>
        </text:list-item>
      </text:list>
      <text:p text:style-name="Text_20_body">...</text:p>
      <text:list text:style-name="Numbering_20_ABC">
        <text:list-item>
          <text:h text:style-name="Appendix" text:outline-level="1"><text:bookmark-start text:name="__RefHeading___Toc3838_494456740"/>Events<text:bookmark-end text:name="__RefHeading___Toc3838_494456740"/></text:h>
        </text:list-item>
      </text:list>
      <text:p text:style-name="Text_20_bod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_20_1" style:next-style-name="Text_20_body" style:default-outline-level="1" style:list-style-name="Numbering_20_ABC" style:class="chapter" style:master-page-name="">
      <style:paragraph-properties fo:margin-left="2.499cm" fo:margin-right="0cm" fo:text-align="start" style:justify-single-word="false" fo:text-indent="-2.499cm" style:auto-text-indent="false" style:page-number="auto">
        <style:tab-stops/>
      </style:paragraph-properties>
      <style:text-properties fo:font-size="16pt" fo:font-weight="bold" style:font-size-asian="16pt" style:font-weight-asian="bold" style:font-size-complex="16pt" style:font-weight-complex="bold"/>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text:start-value="0">
        <style:list-level-properties text:min-label-width="2.54cm" text:min-label-distance="0.254cm"/>
      </text:outline-level-style>
      <text:outline-level-style text:level="2" loext:num-list-format=" %1%.%2% " style:num-prefix=" " style:num-suffix=" " style:num-format="1" text:display-levels="2">
        <style:list-level-properties text:min-label-width="2.54cm" text:min-label-distance="0.254cm"/>
      </text:outline-level-style>
      <text:outline-level-style text:level="3" loext:num-list-format=" %1%.%2%.%3% " style:num-prefix=" " style:num-suffix=" " style:num-format="1" text:display-levels="3">
        <style:list-level-properties text:min-label-width="2.54cm" text:min-label-distance="0.254cm"/>
      </text:outline-level-style>
      <text:outline-level-style text:level="4" loext:num-list-format=" %1%.%2%.%3%.%4% " style:num-prefix=" " style:num-suffix=" " style:num-format="1" text:display-levels="4">
        <style:list-level-properties text:min-label-width="2.54cm" text:min-label-distance="0.254cm"/>
      </text:outline-level-style>
      <text:outline-level-style text:level="5" loext:num-list-format=" %1%.%2%.%3%.%4%.%5% " style:num-prefix=" " style:num-suffix=" " style:num-format="1" text:display-levels="5">
        <style:list-level-properties text:min-label-width="2.54cm" text:min-label-distance="0.254cm"/>
      </text:outline-level-style>
      <text:outline-level-style text:level="6" loext:num-list-format=" %1%.%2%.%3%.%4%.%5%.%6% " style:num-prefix=" " style:num-suffix=" " style:num-format="1" text:display-levels="6">
        <style:list-level-properties text:min-label-width="2.54cm" text:min-label-distance="0.254cm"/>
      </text:outline-level-style>
      <text:outline-level-style text:level="7" loext:num-list-format=" %1%.%2%.%3%.%4%.%5%.%6%.%7% " style:num-prefix=" " style:num-suffix=" " style:num-format="1" text:display-levels="7">
        <style:list-level-properties text:min-label-width="2.54cm" text:min-label-distance="0.254cm"/>
      </text:outline-level-style>
      <text:outline-level-style text:level="8" loext:num-list-format=" %1%.%2%.%3%.%4%.%5%.%6%.%7%.%8% " style:num-prefix=" " style:num-suffix=" " style:num-format="1" text:display-levels="8">
        <style:list-level-properties text:min-label-width="2.54cm" text:min-label-distance="0.254cm"/>
      </text:outline-level-style>
      <text:outline-level-style text:level="9" loext:num-list-format=" %1%.%2%.%3%.%4%.%5%.%6%.%7%.%8%.%9% " style:num-prefix=" " style:num-suffix=" " style:num-format="1" text:display-levels="9">
        <style:list-level-properties text:min-label-width="2.54cm" text:min-label-distance="0.254cm"/>
      </text:outline-level-style>
      <text:outline-level-style text:level="10" loext:num-list-format=" %1%.%2%.%3%.%4%.%5%.%6%.%7%.%8%.%9%.%10% " style:num-prefix=" " style:num-suffix=" " style:num-format="1" text:display-levels="10">
        <style:list-level-properties text:min-label-width="2.54cm" text:min-label-distance="0.254cm"/>
      </text:outline-level-style>
    </text:outline-style>
    <text:list-style style:name="Numbering_20_ABC" style:display-name="Numbering ABC">
      <text:list-level-style-number text:level="1" text:style-name="Numbering_20_Symbols" loext:num-list-format=" %1%." style:num-prefix=" " style:num-suffix="." style:num-format="A">
        <style:list-level-properties text:list-level-position-and-space-mode="label-alignment">
          <style:list-level-label-alignment text:label-followed-by="listtab" text:list-tab-stop-position="2.499cm" fo:text-indent="-2.469cm" fo:margin-left="2.499cm"/>
        </style:list-level-properties>
      </text:list-level-style-number>
      <text:list-level-style-number text:level="2" text:style-name="Numbering_20_Symbols" loext:num-list-format=" %2%." style:num-prefix=" " style:num-suffix="." style:num-format="I">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 %4%." style:num-prefix=" " style:num-suffix="." style:num-format="i">
        <style:list-level-properties text:list-level-position-and-space-mode="label-alignment">
          <style:list-level-label-alignment text:label-followed-by="listtab" text:list-tab-stop-position="3.431cm" fo:text-indent="-0.7cm" fo:margin-left="3.431cm"/>
        </style:list-level-properties>
      </text:list-level-style-number>
      <text:list-level-style-bullet text:level="5" text:style-name="Numbering_20_Symbols" loext:num-list-format="%5%" text:bullet-char="•">
        <style:list-level-properties text:list-level-position-and-space-mode="label-alignment">
          <style:list-level-label-alignment text:label-followed-by="listtab" text:list-tab-stop-position="4.131cm" fo:text-indent="-0.7cm" fo:margin-left="4.131cm"/>
        </style:list-level-properties>
        <style:text-properties style:font-name="Star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831cm" fo:text-indent="-0.7cm" fo:margin-left="4.831cm"/>
        </style:list-level-properties>
        <style:text-properties style:font-name="Star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532cm" fo:text-indent="-0.7cm" fo:margin-left="5.532cm"/>
        </style:list-level-properties>
        <style:text-properties style:font-name="Star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6.232cm" fo:text-indent="-0.7cm" fo:margin-left="6.232cm"/>
        </style:list-level-properties>
        <style:text-properties style:font-name="Star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932cm" fo:text-indent="-0.7cm" fo:margin-left="6.932cm"/>
        </style:list-level-properties>
        <style:text-properties style:font-name="Star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7.632cm" fo:text-indent="-0.7cm" fo:margin-left="7.632cm"/>
        </style:list-level-properties>
        <style:text-properties style:font-name="StarSymbol1"/>
      </text:list-level-style-bullet>
    </text:list-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9.096cm" style:type="center"/>
          <style:tab-stop style:position="18.357cm" style:type="right"/>
        </style:tab-stops>
      </style:paragraph-properties>
    </style:style>
    <style:style style:name="MP3"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4"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5"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2"><draw:frame draw:style-name="Mfr1" draw:name="Image2" text:anchor-type="as-char" svg:width="1.27cm" svg:height="1.27cm" draw:z-index="10"><draw:image xlink:href="Pictures/1000000100000089000000873A12662FFC425670.png" xlink:type="simple" xlink:show="embed" xlink:actuate="onLoad" draw:mime-type="image/png"/></draw:frame></text:p>
            </table:table-cell>
            <table:table-cell office:value-type="string">
              <text:p text:style-name="MP3"><text:title>Plugin Writer's Guide</text:title></text:p>
            </table:table-cell>
            <table:table-cell office:value-type="string">
              <text:p text:style-name="MP4">Date: <text:modification-date style:data-style-name="N37">03/10/22</text:modification-date></text:p>
              <text:p text:style-name="MP5"/>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6"><text:user-defined style:data-style-name="N0" text:name="Info 2">Copyright ©  Aarhus University, 2022</text:user-defined></text:p>
            </table:table-cell>
            <table:table-cell table:style-name="Footing.A1" office:value-type="string">
              <text:p text:style-name="MP7">Page <text:page-number text:select-page="current">12</text:page-number><text:s/>of <text:page-count style:num-format="1">12</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1"><text:user-defined style:data-style-name="N0" text:name="Info 2">Copyright ©  Aarhus University, 2022</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Linux_X86_64 LibreOffice_project/40$Build-2</meta:generator>
    <dc:title>Plugin Writer's Guide</dc:title>
    <dc:description>The Plugin Writer's Guide for the LSP/DAP Server</dc:description>
    <meta:editing-cycles>287</meta:editing-cycles>
    <meta:editing-duration>P4DT39M51S</meta:editing-duration>
    <dc:date>2022-10-03T15:47:30.176480455</dc:date>
    <dc:subject>Plugins</dc:subject>
    <meta:keyword>Plugins LSP DAP</meta:keyword>
    <meta:document-statistic meta:table-count="4" meta:image-count="1" meta:object-count="0" meta:page-count="12" meta:paragraph-count="195" meta:word-count="2473" meta:character-count="16290" meta:non-whitespace-character-count="13859"/>
    <meta:user-defined meta:name="Info 1">0.1</meta:user-defined>
    <meta:user-defined meta:name="Info 2">Copyright ©  Aarhus University, 2022</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